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cdf" officeooo:paragraph-rsid="001f4cdf"/>
    </style:style>
    <style:style style:name="T1" style:family="text">
      <style:text-properties officeooo:rsid="00212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n Details:</text:p>
      <text:p text:style-name="P1"/>
      <text:p text:style-name="P1">→ East and North: the forrest as barrier → draw new trees and bushes (lighter tone/color)</text:p>
      <text:p text:style-name="P1">→ South: river</text:p>
      <text:p text:style-name="P1">→ West: more bushes than trees + funny gag on the road (getting stopped by travelers)</text:p>
      <text:p text:style-name="P1">→ <text:span text:style-name="T1">more bushes and trees in the town to make it lively</text:span></text:p>
      <text:p text:style-name="P1">→ <text:span text:style-name="T1">a fountain beneath the town center</text:span></text:p>
      <text:p text:style-name="P1">→ <text:span text:style-name="T1">two farm plots → one with the settler and the other one by the thiefs house</text:span></text:p>
      <text:p text:style-name="P1">→ <text:span text:style-name="T1">small cabin for firewood behind settlers house</text:span></text:p>
      <text:p text:style-name="P1">→ <text:span text:style-name="T1">potential to place some stuff behind church/townhall</text:span></text:p>
      <text:p text:style-name="P1">→ <text:span text:style-name="T1">small grass textures throughout town</text:span></text:p>
      <text:p text:style-name="P1">→ <text:span text:style-name="T1">street lamps late into the gam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1:18:34.259000000</meta:creation-date>
    <dc:date>2022-10-13T11:37:22.619000000</dc:date>
    <meta:editing-duration>PT8M38S</meta:editing-duration>
    <meta:editing-cycles>1</meta:editing-cycles>
    <meta:document-statistic meta:table-count="0" meta:image-count="0" meta:object-count="0" meta:page-count="1" meta:paragraph-count="11" meta:word-count="102" meta:character-count="540" meta:non-whitespace-character-count="449"/>
    <meta:generator>LibreOffice/7.0.4.2$Windows_X86_64 LibreOffice_project/dcf040e67528d9187c66b2379df5ea4407429775</meta:generator>
  </office:meta>
</office:document-meta>
</file>